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Heading_20_2"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2.08.2022 11:31: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35225910076467926"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82978664054381891" text:style-name="L2">
        <text:list-item>
          <text:p text:style-name="P44">Version 2.1.2 :</text:p>
        </text:list-item>
      </text:list>
      <text:list xml:id="list6042011054439188615" text:style-name="L3">
        <text:list-item>
          <text:list>
            <text:list-item>
              <text:p text:style-name="P45">Localized help : resolved non-functional hyperlink due to API incompatibility introduced by Apache OpenOffice 4.1 (and LibreOffice 4.0).</text:p>
            </text:list-item>
          </text:list>
        </text:list-item>
      </text:list>
      <text:list xml:id="list31541414" text:continue-list="list3282978664054381891" text:style-name="L2">
        <text:list-item>
          <text:p text:style-name="P44">Version 2.1.1 :</text:p>
        </text:list-item>
      </text:list>
      <text:list xml:id="list2491742467131587508"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1548544" text:continue-list="list31541414" text:style-name="L2">
        <text:list-item>
          <text:p text:style-name="P44">Version 2.1.0 :</text:p>
        </text:list-item>
      </text:list>
      <text:list xml:id="list727792341024213089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1547467" text:continue-list="list31548544" text:style-name="L2">
        <text:list-item>
          <text:p text:style-name="P44">Version 2.0.0 :</text:p>
        </text:list-item>
      </text:list>
      <text:list xml:id="list517867444311766342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1555095" text:continue-list="list31547467" text:style-name="L2">
        <text:list-item>
          <text:p text:style-name="P44">Version 1.5.3 :</text:p>
        </text:list-item>
      </text:list>
      <text:list xml:id="list1151129196072154963"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64855611049144761"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09609101213193305"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611950284612163997"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52804203915225801"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17931992804654502"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89627392932972817"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853694199540021252"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631691296599196911"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286632412038188416"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28565567445662285" text:style-name="L17">
        <text:list-item>
          <text:p text:style-name="P59">Arg1 : <text:span text:style-name="InstructionMacro">String</text:span> : mandatory, type of control used for the button</text:p>
        </text:list-item>
      </text:list>
      <text:list xml:id="list9150199662908332049"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03801552011425972"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780156698431367748"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570642037904510629"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53961822467782328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171730216707276965"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34829823422594234"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82109245295916187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494934457645931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5374338349348395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58332300392536791"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54038951763089214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551983638974229383"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90650965561477883"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87199179529124506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15168873507955847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5330563311769720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594136755451513623"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190768388253041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2904353429136607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3099018751307017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3606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412622185715920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81404963401837964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124257428967470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7</dc:date>
     <text:p>internal</text:p>
     <text:p>Page2</text:p>
     <text:p/>
    </office:annotation>Paragraph styles</text:p>
      <text:p text:style-name="P28"><office:annotation>
     <dc:creator>BM</dc:creator>
     <dc:date>2008-03-13T00:00:00.07</dc:date>
     <text:p>internal</text:p>
     <text:p>Page7</text:p>
     <text:p/>
    </office:annotation>Hyperlinks</text:p>
      <text:p text:style-name="hlp_5f_paragraph"><text:span text:style-name="T14"><office:annotation>
      <dc:creator>BM</dc:creator>
      <dc:date>2008-03-13T00:00:00.07</dc:date>
      <text:p>internal</text:p>
      <text:p>Page3</text:p>
      <text:p/>
     </office:annotation></text:span><text:span text:style-name="T14">Text formatting</text:span></text:p>
      <text:p text:style-name="P28"><office:annotation>
     <dc:creator>BM</dc:creator>
     <dc:date>2008-03-26T00:00:00.0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8</dc:date>
     <text:p>external</text:p>
     <text:p>text/swriter/main0210.xhp</text:p>
     <text:p/>
    </office:annotation><text:span text:style-name="T14">Preview topic</text:span> </text:p>
      <text:p text:style-name="hlp_5f_paragraph">This hyperlink displays <text:s/><office:annotation>
     <dc:creator>BM</dc:creator>
     <dc:date>2008-03-15T00:00:00.0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47189" text:continue-list="list45190768388253041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42995" text:continue-list="list3153606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0</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10</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10</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1549499" text:continue-list="list3154718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1549616" text:continue-list="list3154299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153537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153401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ands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Basic", "pywoo", "OpenYw", "get_manuscript")
				endCommand
	
				beginCommand
		            beginTitles
				 	    setTitle("Scene descriptions", "en")
				 	    setTitle("Szene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andsbeschreibungen", "de")		            
				 	endTitles
		            setURL("Basic", "pywoo", "OpenYw", "get_itemdesc")
				endCommand
	
	        	addSeparator
	
				beginCommand
		            beginTitles
				 	    setTitle("Scene list", "en")
				 	    setTitle("Szenenliste", "de")		            
				 	endTitles
		            setURL("Basic", "pywoo", "OpenYw", "get_scenelist")
				endCommand
	
				beginCommand
		            beginTitles
				 	    setTitle("Notes chapters", "en")
				 	    setTitle("Notizen-Kapitel", "de")		            
				 	endTitles
		            setURL("Basic", "pywoo", "OpenYw", "get_notes")
				endCommand
	
			beginCommand
	            beginTitles
			 	    setTitle("Todo chapters", "en")
				 	setTitle("Planungs-Kapitel", "de")		            
	            endTitles
	            setURL("Basic", "pywoo", "OpenYw", "get_todo")
			endCommand

	        	addSeparator
	
				beginCommand
		            beginTitles
				 	    setTitle("Help", "en")
			        	setTitle("Hilfe", "de")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ands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Basic", "pywoo", "OpenYw", "get_manuscript")
			endCommand

			beginCommand
	            beginTitles
			 	    setTitle("Scene descriptions", "en")
				 	setTitle("Szene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andsbeschreibungen", "de")		            
	            endTitles
	            setURL("Basic", "pywoo", "OpenYw", "get_itemdesc")
			endCommand

        	addSeparator

			beginCommand
	            beginTitles
			 	    setTitle("Scene list", "en")
				 	setTitle("Szenenliste", "de")		            
	            endTitles
	            setURL("Basic", "pywoo", "OpenYw", "get_scenelist")
			endCommand

			beginCommand
	            beginTitles
			 	    setTitle("Notes chapters", "en")
				 	setTitle("Notizen-Kapitel", "de")		            
	            endTitles
	            setURL("Basic", "pywoo", "OpenYw", "get_notes")
			endCommand

			beginCommand
	            beginTitles
			 	    setTitle("Todo chapters", "en")
				 	setTitle("Planungs-Kapitel", "de")		            
	            endTitles
	            setURL("Basic", "pywoo", "OpenYw", "get_todo")
			endCommand

        	addSeparator

			beginCommand
	            beginTitles
			 	    setTitle("Help", "en")
		        	setTitle("Hilfe", "de")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